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msam10" svg:font-family="msa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Mono" fo:font-size="8pt" style:font-size-asian="8pt" style:font-size-complex="8pt"/>
    </style:style>
    <style:style style:name="P2" style:family="paragraph" style:parent-style-name="Standard">
      <style:text-properties style:font-name="Latin Modern Mono" fo:font-size="8pt" officeooo:paragraph-rsid="000f6e5d" style:font-size-asian="8pt" style:font-size-complex="8pt"/>
    </style:style>
    <style:style style:name="P3" style:family="paragraph" style:parent-style-name="Standard">
      <style:text-properties style:font-name="Latin Modern Mono" fo:font-size="8pt" fo:font-weight="bold" officeooo:paragraph-rsid="000f6e5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Latin Modern Mono" fo:font-size="8pt" fo:font-weight="bold" officeooo:rsid="000f6e5d" officeooo:paragraph-rsid="000f6e5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atin Modern Mono" fo:font-size="8pt" fo:font-weight="normal" officeooo:rsid="000f6e5d" officeooo:paragraph-rsid="000f6e5d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break-before="page"/>
      <style:text-properties style:font-name="Latin Modern Mono" fo:font-size="8pt" fo:font-weight="bold" officeooo:rsid="000f6e5d" officeooo:paragraph-rsid="000f6e5d" style:font-size-asian="8pt" style:font-weight-asian="bold" style:font-size-complex="8pt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Latin Modern Mono" fo:font-size="8pt" officeooo:rsid="000f6e5d" officeooo:paragraph-rsid="000f6e5d" style:font-size-asian="8pt" style:font-size-complex="8pt"/>
    </style:style>
    <style:style style:name="T1" style:family="text">
      <style:text-properties officeooo:rsid="000f6e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IN</text:span></text:p>
      <text:p text:style-name="P2"/>
      <text:p text:style-name="P2">/*</text:p>
      <text:p text:style-name="P1"><text:s/>* 2019/10/02 - Nicola Ariutti</text:p>
      <text:p text:style-name="P1"><text:s/>* Using 4 MPR121 to detect proximity on 25 Pads</text:p>
      <text:p text:style-name="P1"><text:s/>* Also Using a NeoPixel LED strip.</text:p>
      <text:p text:style-name="P1"><text:s/>*/</text:p>
      <text:p text:style-name="P1"/>
      <text:p text:style-name="P1">/* CAPACITIVE STUFF ****************************************************************/</text:p>
      <text:p text:style-name="P1">#include &lt;Wire.h&gt;</text:p>
      <text:p text:style-name="P1">#include "Limulo_MPR121.h"</text:p>
      <text:p text:style-name="P1"/>
      <text:p text:style-name="P1">#define FIRST_MPR_ADDR 0x5A</text:p>
      <text:p text:style-name="P1">const int <text:s/>NMPR = 4;</text:p>
      <text:p text:style-name="P1">const int <text:s/>NPADS[] = {7, 6, 6, 6};</text:p>
      <text:p text:style-name="P1">// virtual pads number will be calculated inside setup function</text:p>
      <text:p text:style-name="P1">int NVIRTUALPADS = 0;</text:p>
      <text:p text:style-name="P1">int padIndex, virtualPadIndex;</text:p>
      <text:p text:style-name="P1"/>
      <text:p text:style-name="P1">struct mpr121</text:p>
      <text:p text:style-name="P1">{</text:p>
      <text:p text:style-name="P1"><text:s text:c="2"/>Limulo_MPR121 cap;</text:p>
      <text:p text:style-name="P1"><text:s text:c="2"/>uint8_t addr;</text:p>
      <text:p text:style-name="P1"><text:s text:c="2"/>// Save an history of the pads that have been touched/released</text:p>
      <text:p text:style-name="P1"><text:s text:c="2"/>uint16_t lasttouched = 0;</text:p>
      <text:p text:style-name="P1"><text:s text:c="2"/>uint16_t currtouched = 0;</text:p>
      <text:p text:style-name="P1"><text:s text:c="2"/>boolean bPadState[12];</text:p>
      <text:p text:style-name="P1"><text:s text:c="2"/>uint16_t oor=0;</text:p>
      <text:p text:style-name="P1">};</text:p>
      <text:p text:style-name="P1"/>
      <text:p text:style-name="P1">// an array of mpr121! You can have up to 4 on the same i2c bus</text:p>
      <text:p text:style-name="P1">mpr121 mpr[NMPR];</text:p>
      <text:p text:style-name="P1"/>
      <text:p text:style-name="P1">// utility variables to save values readed from MPR</text:p>
      <text:p text:style-name="P1">uint16_t filt;</text:p>
      <text:p text:style-name="P1">uint16_t base;</text:p>
      <text:p text:style-name="P1">byte b;</text:p>
      <text:p text:style-name="P1">int oor;</text:p>
      <text:p text:style-name="P1"/>
      <text:p text:style-name="P1">/* TOUCH LOGIC STUFF ***************************************************************/</text:p>
      <text:p text:style-name="P1">#include "Touch.h"</text:p>
      <text:p text:style-name="P1">Touch touchObj;</text:p>
      <text:p text:style-name="P1">int oldIdx = -1;</text:p>
      <text:p text:style-name="P1">int newIdx = -1;</text:p>
      <text:p text:style-name="P1">// wait some time before sending data to VVVV</text:p>
      <text:p text:style-name="P1">// in order stabilize the touch.</text:p>
      <text:p text:style-name="P1">unsigned long waitToSend = 10;</text:p>
      <text:p text:style-name="P1">unsigned long startWaiting;</text:p>
      <text:p text:style-name="P1">boolean bTouchStabilized = false;</text:p>
      <text:p text:style-name="P1"/>
      <text:p text:style-name="P1"/>
      <text:p text:style-name="P1">/* LED STUFF ***********************************************************************/</text:p>
      <text:p text:style-name="P1">// TODO: change here to adapt the code for NeoPixel LED Strip</text:p>
      <text:p text:style-name="P1">// this is the order of the colors GREEN, RED, BLUE</text:p>
      <text:p text:style-name="P1">#include "Adafruit_NeoPixel.h"</text:p>
      <text:p text:style-name="P1"/>
      <text:p text:style-name="P1">#define NLEDS 68 // Number of LEDs in strip</text:p>
      <text:p text:style-name="P1"/>
      <text:p text:style-name="P1">// Here's how to control the LEDs from any two pins:</text:p>
      <text:p text:style-name="P1">#define LEDPIN <text:s text:c="3"/>4</text:p>
      <text:p text:style-name="P1">Adafruit_NeoPixel strip = Adafruit_NeoPixel(NLEDS, LEDPIN, NEO_RGBW + NEO_KHZ800);</text:p>
      <text:p text:style-name="P1"/>
      <text:p text:style-name="P1">#include "Carriage.h"</text:p>
      <text:p text:style-name="P1">Carriage carriage;</text:p>
      <text:p text:style-name="P1"/>
      <text:p text:style-name="P1">/* DEBUG ***************************************************************************/</text:p>
      <text:p text:style-name="P1"><text:soft-page-break/>boolean bToPlotter = false; // this boolean is set by Processing Plotter</text:p>
      <text:p text:style-name="P1">boolean b2VVVV <text:s text:c="4"/>= false;</text:p>
      <text:p text:style-name="P1">boolean b2SC <text:s text:c="6"/>= false; // when you want to have a SuperCollider sound feedback</text:p>
      <text:p text:style-name="P1">boolean DEBUG <text:s text:c="5"/>= false;</text:p>
      <text:p text:style-name="P1">boolean bUseProcessing = false;</text:p>
      <text:p text:style-name="P1">boolean bUseLEDs <text:s text:c="2"/>= true;</text:p>
      <text:p text:style-name="P1"/>
      <text:p text:style-name="P1">/* UTILITY STUFF *******************************************************************/</text:p>
      <text:p text:style-name="P1">int i=0, j=0;</text:p>
      <text:p text:style-name="P1">const int DELAY_TIME = 10;</text:p>
      <text:p text:style-name="P1"/>
      <text:p text:style-name="P1">// SETUP ////////////////////////////////////////////////////////////////////////////</text:p>
      <text:p text:style-name="P1"/>
      <text:p text:style-name="P1">void setup()</text:p>
      <text:p text:style-name="P1">{</text:p>
      <text:p text:style-name="P1"><text:s text:c="2"/>pinMode(13, OUTPUT); digitalWrite(13, LOW); // turn off the annoying LED</text:p>
      <text:p text:style-name="P1"><text:s text:c="2"/></text:p>
      <text:p text:style-name="P1"><text:s text:c="2"/>// open the serial communication</text:p>
      <text:p text:style-name="P1"><text:s text:c="2"/>Serial.begin(9600, SERIAL_8N1);</text:p>
      <text:p text:style-name="P1"><text:s text:c="2"/>while(!Serial) {}</text:p>
      <text:p text:style-name="P1"/>
      <text:p text:style-name="P1"><text:s text:c="2"/>if( DEBUG ) Serial.println("Starting!");</text:p>
      <text:p text:style-name="P1"/>
      <text:p text:style-name="P1"><text:s text:c="2"/>int TOTALNUMBERPADS = 0;</text:p>
      <text:p text:style-name="P1"><text:s text:c="2"/>for(int i=0; i&lt;NMPR; i++) {</text:p>
      <text:p text:style-name="P1"><text:s text:c="4"/>TOTALNUMBERPADS += NPADS[i];</text:p>
      <text:p text:style-name="P1"><text:s text:c="2"/>}</text:p>
      <text:p text:style-name="P1"><text:s text:c="2"/>NVIRTUALPADS = (TOTALNUMBERPADS * 2) - 1;</text:p>
      <text:p text:style-name="P1"/>
      <text:p text:style-name="P1"><text:s text:c="2"/>if(DEBUG) {</text:p>
      <text:p text:style-name="P1"><text:s text:c="4"/>Serial.print("NMPR: ");</text:p>
      <text:p text:style-name="P1"><text:s text:c="4"/>Serial.print( NMPR );</text:p>
      <text:p text:style-name="P1"><text:s text:c="4"/>Serial.print(", NPADS tot: ");</text:p>
      <text:p text:style-name="P1"><text:s text:c="4"/>Serial.print( TOTALNUMBERPADS );</text:p>
      <text:p text:style-name="P1"><text:s text:c="4"/>Serial.print(", NVIRTUALPADS: ");</text:p>
      <text:p text:style-name="P1"><text:s text:c="4"/>Serial.print(NVIRTUALPADS);</text:p>
      <text:p text:style-name="P1"><text:s text:c="4"/>Serial.println(";"); <text:s text:c="3"/></text:p>
      <text:p text:style-name="P1"><text:s text:c="2"/>}</text:p>
      <text:p text:style-name="P1"/>
      <text:p text:style-name="P1"><text:s text:c="2"/>// CAPACITIVE STUFF **************************************************************/</text:p>
      <text:p text:style-name="P1"><text:s text:c="2"/>// cycle through all the MPR</text:p>
      <text:p text:style-name="P1"><text:s text:c="2"/>for(int i=0; i&lt;NMPR; i++)</text:p>
      <text:p text:style-name="P1"><text:s text:c="2"/>{</text:p>
      <text:p text:style-name="P1"><text:s text:c="4"/>mpr[i].cap = Limulo_MPR121();</text:p>
      <text:p text:style-name="P1"><text:s text:c="4"/>// mpr address can be one of these: 0x5A, 0x5B, 0x5C o 0x5D</text:p>
      <text:p text:style-name="P1"><text:s text:c="4"/>mpr[i].addr = FIRST_MPR_ADDR + i;</text:p>
      <text:p text:style-name="P1"/>
      <text:p text:style-name="P1"><text:s text:c="4"/>// Look for the MPR121 chip on the I2C bus</text:p>
      <text:p text:style-name="P1"><text:s text:c="4"/>if(DEBUG) Serial.println("Looking for MPRs!");</text:p>
      <text:p text:style-name="P1"><text:s text:c="4"/>if ( !mpr[i].cap.begin( mpr[i].addr ) )</text:p>
      <text:p text:style-name="P1"><text:s text:c="4"/>{</text:p>
      <text:p text:style-name="P1"><text:s text:c="6"/>if(DEBUG) Serial.println("MPR121 not found, check wiring?");</text:p>
      <text:p text:style-name="P1"><text:s text:c="6"/>while(1);</text:p>
      <text:p text:style-name="P1"><text:s text:c="4"/>}</text:p>
      <text:p text:style-name="P1"><text:s text:c="4"/>if(DEBUG) Serial.println("MPR found!");</text:p>
      <text:p text:style-name="P1"><text:s text:c="4"/></text:p>
      <text:p text:style-name="P1"><text:s text:c="4"/>// initialize the array of booleans</text:p>
      <text:p text:style-name="P1"><text:s text:c="4"/>for(int j=0; j&lt;12; j++) {</text:p>
      <text:p text:style-name="P1"><text:s text:c="6"/>mpr[i].bPadState[j] = false;</text:p>
      <text:p text:style-name="P1"><text:s text:c="4"/>}</text:p>
      <text:p text:style-name="P1"/>
      <text:p text:style-name="P1"><text:s text:c="4"/>// possibly initialize the mpr with some initial settings</text:p>
      <text:p text:style-name="P1"><text:s text:c="4"/>mpr[i].cap.setUSL(201);</text:p>
      <text:p text:style-name="P1"><text:s text:c="4"/>mpr[i].cap.setTL(180);</text:p>
      <text:p text:style-name="P1"><text:s text:c="4"/>mpr[i].cap.setLSL(130);</text:p>
      <text:p text:style-name="P1"><text:s text:c="4"/></text:p>
      <text:p text:style-name="P1"><text:soft-page-break/><text:s text:c="4"/>// First Filter Iteration</text:p>
      <text:p text:style-name="P1"><text:s text:c="4"/>// Second Filter Iteration</text:p>
      <text:p text:style-name="P1"><text:s text:c="4"/>// Electrode Sample Interval</text:p>
      <text:p text:style-name="P1"><text:s text:c="4"/>// NOTE: the system seems to behave better if</text:p>
      <text:p text:style-name="P1"><text:s text:c="4"/>// these value are more than 0 </text:p>
      <text:p text:style-name="P1"><text:s text:c="4"/>mpr[i].cap.setFFI_SFI_ESI(1, 1, 1); <text:s/>// See AN3890</text:p>
      <text:p text:style-name="P1"/>
      <text:p text:style-name="P1"><text:s text:c="4"/>// TODO: 2019-10-02 </text:p>
      <text:p text:style-name="P1"><text:s text:c="4"/>// use some trick from FLOS capacitive wall here</text:p>
      <text:p text:style-name="P1"/>
      <text:p text:style-name="P1"><text:s text:c="4"/>// MHD, NHD, NCL, FDL</text:p>
      <text:p text:style-name="P1"><text:s text:c="4"/>mpr[i].cap.setFalling( 4, 4, 2, 1 ); // 1, 1, 1, 1</text:p>
      <text:p text:style-name="P1"><text:s text:c="4"/>mpr[i].cap.setRising( 1, 1, 1, 1 );</text:p>
      <text:p text:style-name="P1"><text:s text:c="4"/>// if touch timing is too short there will be a moment in which </text:p>
      <text:p text:style-name="P1"><text:s text:c="4"/>// an automatic release will be interpreted as a user release </text:p>
      <text:p text:style-name="P1"><text:s text:c="4"/>// so a change in the pad index :(</text:p>
      <text:p text:style-name="P1"><text:s text:c="4"/>mpr[i].cap.setTouched( 1, 1, 32 );</text:p>
      <text:p text:style-name="P1"><text:s text:c="4"/>mpr[i].cap.setThresholds( 25, 5 ); // originariamente: 18, 9</text:p>
      <text:p text:style-name="P1"><text:s text:c="4"/>mpr[i].cap.setDebounces(2, 2);</text:p>
      <text:p text:style-name="P1"/>
      <text:p text:style-name="P1"><text:s text:c="4"/>// initial reset of MPR struct fields</text:p>
      <text:p text:style-name="P1"><text:s text:c="2"/>}</text:p>
      <text:p text:style-name="P1"/>
      <text:p text:style-name="P1"><text:s text:c="2"/>// LED STUFF *********************************************************************/</text:p>
      <text:p text:style-name="P1"><text:s text:c="2"/>//if(bUseLEDs) carriage.init(&amp;strip, NVIRTUALPADS);</text:p>
      <text:p text:style-name="P1"><text:s text:c="2"/>if(bUseLEDs) carriage.init(&amp;strip, 25);</text:p>
      <text:p text:style-name="P1">}</text:p>
      <text:p text:style-name="P1"/>
      <text:p text:style-name="P1"/>
      <text:p text:style-name="P1">// LOOP /////////////////////////////////////////////////////////////////////////////</text:p>
      <text:p text:style-name="P1"/>
      <text:p text:style-name="P1">void loop()</text:p>
      <text:p text:style-name="P1">{</text:p>
      <text:p text:style-name="P1"><text:s text:c="2"/>// get data from serial port</text:p>
      <text:p text:style-name="P1"><text:s text:c="2"/>getSerialData();</text:p>
      <text:p text:style-name="P1"/>
      <text:p text:style-name="P1"><text:s text:c="2"/>// CAPACITIVE STUFF **************************************************************/</text:p>
      <text:p text:style-name="P1"><text:s text:c="2"/>for(int i=0; i&lt;NMPR; i++) <text:s/>// cycle through all the MPR</text:p>
      <text:p text:style-name="P1"><text:s text:c="2"/>{</text:p>
      <text:p text:style-name="P1"><text:s text:c="4"/>// Get the currently touched pads</text:p>
      <text:p text:style-name="P1"><text:s text:c="4"/>mpr[i].currtouched = mpr[i].cap.touched();</text:p>
      <text:p text:style-name="P1"><text:s text:c="3"/></text:p>
      <text:p text:style-name="P1"><text:s text:c="4"/>if( mpr[i].currtouched != mpr[i].lasttouched ) </text:p>
      <text:p text:style-name="P1"><text:s text:c="4"/>{</text:p>
      <text:p text:style-name="P1"><text:s text:c="6"/>// do the following only if something has changed</text:p>
      <text:p text:style-name="P1"><text:s text:c="6"/>//Serial.println(mpr[i].currtouched, BIN);</text:p>
      <text:p text:style-name="P1"><text:s text:c="6"/></text:p>
      <text:p text:style-name="P1"><text:s text:c="6"/>// interpolated Pad is the virtual indexes we obtain from the 'Touch obj'.</text:p>
      <text:p text:style-name="P1"><text:s text:c="6"/>virtualPadIndex = -1;</text:p>
      <text:p text:style-name="P1"><text:s text:c="6"/>padIndex = -1;</text:p>
      <text:p text:style-name="P1"><text:s text:c="6"/>for(int j=0; j&lt;NPADS[i]; j++) // cycle through all the electrodes</text:p>
      <text:p text:style-name="P1"><text:s text:c="6"/>{</text:p>
      <text:p text:style-name="P1"><text:s text:c="8"/>if (( mpr[i].currtouched &amp; _BV(j)) &amp;&amp; !(mpr[i].lasttouched &amp; _BV(j)) )</text:p>
      <text:p text:style-name="P1"><text:s text:c="8"/>{</text:p>
      <text:p text:style-name="P1"><text:s text:c="10"/>// pad 'j' has been touched</text:p>
      <text:p text:style-name="P1"><text:s text:c="10"/>mpr[i].bPadState[j] = true;</text:p>
      <text:p text:style-name="P1"/>
      <text:p text:style-name="P1"><text:s text:c="10"/>padIndex = composeIndex(i, j);</text:p>
      <text:p text:style-name="P1"><text:s text:c="10"/>touchObj.addIndex( padIndex );</text:p>
      <text:p text:style-name="P1"><text:s text:c="10"/>virtualPadIndex = touchObj.getInterpolatedIndex();</text:p>
      <text:p text:style-name="P1"><text:s text:c="10"/></text:p>
      <text:p text:style-name="P1"><text:s text:c="10"/>newIdx = virtualPadIndex;</text:p>
      <text:p text:style-name="P1"><text:s text:c="10"/>//newIdx = padIndex;</text:p>
      <text:p text:style-name="P1"><text:s text:c="10"/>bTouchStabilized = false;</text:p>
      <text:p text:style-name="P1"/>
      <text:p text:style-name="P1"><text:s text:c="10"/>if( bUseProcessing )</text:p>
      <text:p text:style-name="P1"><text:soft-page-break/><text:s text:c="12"/>printAllSensors();</text:p>
      <text:p text:style-name="P1"/>
      <text:p text:style-name="P1"><text:s text:c="10"/>if( DEBUG ) {</text:p>
      <text:p text:style-name="P1"><text:s text:c="12"/>Serial.print("P - "); // P for pressed</text:p>
      <text:p text:style-name="P1"><text:s text:c="12"/>printAllSensors();</text:p>
      <text:p text:style-name="P1"><text:s text:c="12"/>Serial.print("REAL: ");</text:p>
      <text:p text:style-name="P1"><text:s text:c="12"/>Serial.print( padIndex );</text:p>
      <text:p text:style-name="P1"><text:s text:c="12"/>Serial.print(", VIRTUAL: ");</text:p>
      <text:p text:style-name="P1"><text:s text:c="12"/>Serial.print( virtualPadIndex );</text:p>
      <text:p text:style-name="P1"><text:s text:c="12"/>Serial.println();</text:p>
      <text:p text:style-name="P1"><text:s text:c="10"/>}</text:p>
      <text:p text:style-name="P1"/>
      <text:p text:style-name="P1"><text:s text:c="10"/>if( b2VVVV ) {</text:p>
      <text:p text:style-name="P1"><text:s text:c="12"/>sentToVVVV( virtualPadIndex );</text:p>
      <text:p text:style-name="P1"><text:s text:c="10"/>}</text:p>
      <text:p text:style-name="P1"/>
      <text:p text:style-name="P1"><text:s text:c="10"/>if( b2SC &amp;&amp; virtualPadIndex!=-1) {</text:p>
      <text:p text:style-name="P1"><text:s text:c="12"/>Serial.print( virtualPadIndex );</text:p>
      <text:p text:style-name="P1"><text:s text:c="12"/>Serial.print('a');</text:p>
      <text:p text:style-name="P1"><text:s text:c="12"/>//Serial.println();</text:p>
      <text:p text:style-name="P1"><text:s text:c="10"/>}</text:p>
      <text:p text:style-name="P1"/>
      <text:p text:style-name="P1"><text:s text:c="10"/>if(bUseLEDs) {</text:p>
      <text:p text:style-name="P1"><text:s text:c="12"/>//carriage.setNewPos( virtualPadIndex );</text:p>
      <text:p text:style-name="P1"><text:s text:c="12"/>carriage.setNewPos( newIdx );</text:p>
      <text:p text:style-name="P1"><text:s text:c="12"/>if( DEBUG ) {</text:p>
      <text:p text:style-name="P1"><text:s text:c="14"/>carriage.debug();</text:p>
      <text:p text:style-name="P1"><text:s text:c="12"/>}</text:p>
      <text:p text:style-name="P1"><text:s text:c="10"/>}</text:p>
      <text:p text:style-name="P1"><text:s text:c="8"/>}</text:p>
      <text:p text:style-name="P1"><text:s text:c="8"/>else if (!(mpr[i].currtouched &amp; _BV(j)) &amp;&amp; (mpr[i].lasttouched &amp; _BV(j)) )</text:p>
      <text:p text:style-name="P1"><text:s text:c="8"/>{</text:p>
      <text:p text:style-name="P1"><text:s text:c="10"/>// pad 'i' has been released</text:p>
      <text:p text:style-name="P1"><text:s text:c="10"/>mpr[i].bPadState[j] = false;</text:p>
      <text:p text:style-name="P1"/>
      <text:p text:style-name="P1"><text:s text:c="10"/>padIndex = composeIndex(i, j);</text:p>
      <text:p text:style-name="P1"><text:s text:c="10"/></text:p>
      <text:p text:style-name="P1"><text:s text:c="10"/>touchObj.removeIndex( padIndex );</text:p>
      <text:p text:style-name="P1"><text:s text:c="10"/>virtualPadIndex = touchObj.getInterpolatedIndex();</text:p>
      <text:p text:style-name="P1"/>
      <text:p text:style-name="P1"><text:s text:c="10"/>newIdx = virtualPadIndex;</text:p>
      <text:p text:style-name="P1"><text:s text:c="10"/>//newIdx = padIndex;</text:p>
      <text:p text:style-name="P1"><text:s text:c="10"/>bTouchStabilized = false;</text:p>
      <text:p text:style-name="P1"/>
      <text:p text:style-name="P1"><text:s text:c="10"/>if( bUseProcessing )</text:p>
      <text:p text:style-name="P1"><text:s text:c="12"/>printAllSensors();</text:p>
      <text:p text:style-name="P1"/>
      <text:p text:style-name="P1"><text:s text:c="10"/>if( DEBUG ) {</text:p>
      <text:p text:style-name="P1"><text:s text:c="12"/>Serial.print("R - "); // R for released</text:p>
      <text:p text:style-name="P1"><text:s text:c="12"/>printAllSensors();</text:p>
      <text:p text:style-name="P1"><text:s text:c="12"/>Serial.print("REAL: ");</text:p>
      <text:p text:style-name="P1"><text:s text:c="12"/>Serial.print( padIndex );</text:p>
      <text:p text:style-name="P1"><text:s text:c="12"/>Serial.print(", VIRTUAL: ");</text:p>
      <text:p text:style-name="P1"><text:s text:c="12"/>Serial.print( virtualPadIndex );</text:p>
      <text:p text:style-name="P1"><text:s text:c="12"/>Serial.println();</text:p>
      <text:p text:style-name="P1"><text:s text:c="10"/>}</text:p>
      <text:p text:style-name="P1"/>
      <text:p text:style-name="P1"><text:s text:c="10"/>if( b2VVVV ) {</text:p>
      <text:p text:style-name="P1"><text:s text:c="12"/>sentToVVVV( virtualPadIndex );</text:p>
      <text:p text:style-name="P1"><text:s text:c="10"/>}</text:p>
      <text:p text:style-name="P1"/>
      <text:p text:style-name="P1"><text:s text:c="10"/>if( b2SC &amp;&amp; virtualPadIndex!=-1) {</text:p>
      <text:p text:style-name="P1"><text:s text:c="12"/>Serial.print( virtualPadIndex );</text:p>
      <text:p text:style-name="P1"><text:s text:c="12"/>Serial.print('a');</text:p>
      <text:p text:style-name="P1"><text:s text:c="12"/>//Serial.println();</text:p>
      <text:p text:style-name="P1"><text:s text:c="10"/>}</text:p>
      <text:p text:style-name="P1"><text:soft-page-break/></text:p>
      <text:p text:style-name="P1"><text:s text:c="10"/>if( bUseLEDs ) {</text:p>
      <text:p text:style-name="P1"><text:s text:c="12"/>//carriage.setNewPos( virtualPadIndex );</text:p>
      <text:p text:style-name="P1"><text:s text:c="12"/>carriage.setNewPos( newIdx );</text:p>
      <text:p text:style-name="P1"><text:s text:c="12"/>if( DEBUG ) {</text:p>
      <text:p text:style-name="P1"><text:s text:c="14"/>carriage.debug();</text:p>
      <text:p text:style-name="P1"><text:s text:c="12"/>}</text:p>
      <text:p text:style-name="P1"><text:s text:c="10"/>}</text:p>
      <text:p text:style-name="P1"><text:s text:c="8"/>}</text:p>
      <text:p text:style-name="P1"><text:s text:c="6"/>}</text:p>
      <text:p text:style-name="P1"><text:s text:c="6"/>// reset our state</text:p>
      <text:p text:style-name="P1"><text:s text:c="6"/>mpr[i].lasttouched = mpr[i].currtouched;</text:p>
      <text:p text:style-name="P1"><text:s text:c="4"/>}</text:p>
      <text:p text:style-name="P1"><text:s text:c="4"/></text:p>
      <text:p text:style-name="P1"><text:s text:c="4"/>mpr[i].oor = mpr[i].cap.getOOR();</text:p>
      <text:p text:style-name="P1"><text:s text:c="4"/></text:p>
      <text:p text:style-name="P1"><text:s text:c="4"/>// SEND DATA TO PROCESSING *****************************************************/</text:p>
      <text:p text:style-name="P1"><text:s text:c="4"/>if( bToPlotter ) {</text:p>
      <text:p text:style-name="P1"><text:s text:c="6"/>sendDataToProcessingPlotter(i);</text:p>
      <text:p text:style-name="P1"><text:s text:c="4"/>}</text:p>
      <text:p text:style-name="P1"><text:s text:c="4"/>//mpr[i].cap.printOOR(); // added for debug purposes</text:p>
      <text:p text:style-name="P1"><text:s text:c="2"/>}</text:p>
      <text:p text:style-name="P1"/>
      <text:p text:style-name="P1"><text:s text:c="2"/>if( bUseLEDs ) carriage.update();</text:p>
      <text:p text:style-name="P1"/>
      <text:p text:style-name="P1"><text:s text:c="2"/></text:p>
      <text:p text:style-name="P1"/>
      <text:p text:style-name="P1"><text:s text:c="2"/>// put here a function to control the timing </text:p>
      <text:p text:style-name="P1"><text:s text:c="2"/>// to send send messages to VVVV</text:p>
      <text:p text:style-name="P1"><text:s text:c="2"/>if(newIdx != -1) {</text:p>
      <text:p text:style-name="P1"><text:s text:c="4"/></text:p>
      <text:p text:style-name="P1"><text:s text:c="4"/>if(newIdx != oldIdx ) {</text:p>
      <text:p text:style-name="P1"><text:s text:c="6"/>oldIdx = newIdx;</text:p>
      <text:p text:style-name="P1"><text:s text:c="6"/>startWaiting = millis(); <text:s text:c="3"/></text:p>
      <text:p text:style-name="P1"><text:s text:c="4"/>}</text:p>
      <text:p text:style-name="P1"/>
      <text:p text:style-name="P1"><text:s text:c="4"/>if(millis() - startWaiting &gt; waitToSend &amp;&amp; !bTouchStabilized)</text:p>
      <text:p text:style-name="P1"><text:s text:c="4"/>{</text:p>
      <text:p text:style-name="P1"><text:s text:c="6"/>bTouchStabilized = true;</text:p>
      <text:p text:style-name="P1"><text:s text:c="6"/>//Serial.print("touch stabilized - ");</text:p>
      <text:p text:style-name="P1"><text:s text:c="6"/>Serial.write( newIdx );</text:p>
      <text:p text:style-name="P1"><text:s text:c="6"/>//Serial.println();</text:p>
      <text:p text:style-name="P1"><text:s text:c="4"/>}</text:p>
      <text:p text:style-name="P1"><text:s text:c="2"/>}</text:p>
      <text:p text:style-name="P1"/>
      <text:p text:style-name="P1"><text:s text:c="2"/>delay(DELAY_TIME); // put a delay so it isn't overwhelming</text:p>
      <text:p text:style-name="P1">}</text:p>
      <text:p text:style-name="P1"/>
      <text:p text:style-name="P1">/************************************************************************************</text:p>
      <text:p text:style-name="P1"><text:s/>* SERIAL UTILITIES</text:p>
      <text:p text:style-name="P1"><text:s/>***********************************************************************************/</text:p>
      <text:p text:style-name="P1">void getSerialData()</text:p>
      <text:p text:style-name="P1">{</text:p>
      <text:p text:style-name="P1"><text:s text:c="2"/>if(Serial.available()) </text:p>
      <text:p text:style-name="P1"><text:s text:c="2"/>{</text:p>
      <text:p text:style-name="P1"><text:s text:c="4"/>byte c = Serial.read();</text:p>
      <text:p text:style-name="P1"><text:s text:c="4"/>if (c == 'o')</text:p>
      <text:p text:style-name="P1"><text:s text:c="6"/>bToPlotter = true;</text:p>
      <text:p text:style-name="P1"><text:s text:c="4"/>else if (c == 'c')</text:p>
      <text:p text:style-name="P1"><text:s text:c="6"/>bToPlotter = false;</text:p>
      <text:p text:style-name="P1"><text:s text:c="4"/>else if (c == 'r')</text:p>
      <text:p text:style-name="P1"><text:s text:c="4"/>{</text:p>
      <text:p text:style-name="P1"><text:s text:c="6"/>// reset all the MPR</text:p>
      <text:p text:style-name="P1"><text:s text:c="6"/>for(int i=0; i&lt;NMPR; i++)</text:p>
      <text:p text:style-name="P1"><text:s text:c="8"/>mpr[i].cap.reset();</text:p>
      <text:p text:style-name="P1"><text:s text:c="4"/>}</text:p>
      <text:p text:style-name="P1"><text:soft-page-break/><text:s text:c="2"/>}</text:p>
      <text:p text:style-name="P1">}</text:p>
      <text:p text:style-name="P1"/>
      <text:p text:style-name="P1">/*</text:p>
      <text:p text:style-name="P1">// SERIAL EVENT /////////////////////////////////////////////////////////////////////</text:p>
      <text:p text:style-name="P1">// This function cannot be used on Arduino micro</text:p>
      <text:p text:style-name="P1">void serialEvent()</text:p>
      <text:p text:style-name="P1">{</text:p>
      <text:p text:style-name="P1"><text:s text:c="2"/>byte c = Serial.read();</text:p>
      <text:p text:style-name="P1"><text:s text:c="2"/>if (c == 'o')</text:p>
      <text:p text:style-name="P1"><text:s text:c="4"/>bToPlotter = true;</text:p>
      <text:p text:style-name="P1"><text:s text:c="2"/>else if (c == 'c')</text:p>
      <text:p text:style-name="P1"><text:s text:c="4"/>bToPlotter = false;</text:p>
      <text:p text:style-name="P1"><text:s text:c="2"/>else if (c == 'r')</text:p>
      <text:p text:style-name="P1"><text:s text:c="2"/>{</text:p>
      <text:p text:style-name="P1"><text:s text:c="4"/>// reset all the MPR</text:p>
      <text:p text:style-name="P1"><text:s text:c="4"/>for(int i=0; i&lt;NMPR; i++)</text:p>
      <text:p text:style-name="P1"><text:s text:c="6"/>mpr[i].cap.reset();</text:p>
      <text:p text:style-name="P1"><text:s text:c="2"/>}</text:p>
      <text:p text:style-name="P1">}</text:p>
      <text:p text:style-name="P1">*/</text:p>
      <text:p text:style-name="P1"/>
      <text:p text:style-name="P1">/************************************************************************************</text:p>
      <text:p text:style-name="P1"><text:s/>* COMPOSE INDEX</text:p>
      <text:p text:style-name="P1"><text:s/>***********************************************************************************/</text:p>
      <text:p text:style-name="P1">int composeIndex(int mprIndex, int padIndex) {</text:p>
      <text:p text:style-name="P1"><text:s text:c="2"/>int acc = 0;</text:p>
      <text:p text:style-name="P1"><text:s text:c="2"/>for(int i=0; i&lt;mprIndex; i++) {</text:p>
      <text:p text:style-name="P1"><text:s text:c="4"/>acc += NPADS[i];</text:p>
      <text:p text:style-name="P1"><text:s text:c="2"/>}</text:p>
      <text:p text:style-name="P1"><text:s text:c="2"/>return acc + padIndex; <text:s/></text:p>
      <text:p text:style-name="P1">}</text:p>
      <text:p text:style-name="P1"/>
      <text:p text:style-name="P1"/>
      <text:p text:style-name="P1">/************************************************************************************</text:p>
      <text:p text:style-name="P1"><text:s/>* PRINT ALL SENSORS</text:p>
      <text:p text:style-name="P1"><text:s/>***********************************************************************************/</text:p>
      <text:p text:style-name="P1">void printAllSensors()</text:p>
      <text:p text:style-name="P1">{</text:p>
      <text:p text:style-name="P1"><text:s text:c="2"/>// cycle through all the mpr</text:p>
      <text:p text:style-name="P1"><text:s text:c="2"/>for(int i=0; i&lt;NMPR; i++)</text:p>
      <text:p text:style-name="P1"><text:s text:c="2"/>{</text:p>
      <text:p text:style-name="P1"><text:s text:c="4"/>// cycle through all the electrodes</text:p>
      <text:p text:style-name="P1"><text:s text:c="4"/>for(int j=0; j&lt;NPADS[i]; j++)</text:p>
      <text:p text:style-name="P1"><text:s text:c="4"/>{</text:p>
      <text:p text:style-name="P1"><text:s text:c="6"/>int state = (mpr[i].currtouched &amp; _BV(j)) &gt;&gt; j;</text:p>
      <text:p text:style-name="P1"><text:s text:c="6"/>Serial.print( state );</text:p>
      <text:p text:style-name="P1"><text:s text:c="4"/>}</text:p>
      <text:p text:style-name="P1"><text:s text:c="2"/>}</text:p>
      <text:p text:style-name="P1"><text:s text:c="2"/>Serial.println(";");</text:p>
      <text:p text:style-name="P1">}</text:p>
      <text:p text:style-name="P1"/>
      <text:p text:style-name="P1">/************************************************************************************</text:p>
      <text:p text:style-name="P1"><text:s/>* SEND TO VVVV</text:p>
      <text:p text:style-name="P1"><text:s/>***********************************************************************************/</text:p>
      <text:p text:style-name="P1">void sentToVVVV(int activeVirtualPad) {</text:p>
      <text:p text:style-name="P1"><text:s text:c="2"/>/*</text:p>
      <text:p text:style-name="P1"><text:s text:c="2"/>for( int i=0; i&lt;NVIRTUALPADS; i++) {</text:p>
      <text:p text:style-name="P1"><text:s text:c="4"/>if(i == activeVirtualPad)</text:p>
      <text:p text:style-name="P1"><text:s text:c="6"/>Serial.print(1);</text:p>
      <text:p text:style-name="P1"><text:s text:c="4"/>else</text:p>
      <text:p text:style-name="P1"><text:s text:c="6"/>Serial.print(0);</text:p>
      <text:p text:style-name="P1"><text:s text:c="2"/>}</text:p>
      <text:p text:style-name="P1"><text:s text:c="2"/>Serial.println();</text:p>
      <text:p text:style-name="P1"><text:s text:c="2"/>*/</text:p>
      <text:p text:style-name="P1"><text:s text:c="2"/>Serial.println( activeVirtualPad );</text:p>
      <text:p text:style-name="P1"><text:soft-page-break/>}</text:p>
      <text:p text:style-name="P1"/>
      <text:p text:style-name="P1"/>
      <text:p text:style-name="P1"/>
      <text:p text:style-name="P1">// SEND DATA TO PROCESSING PLOTTER //////////////////////////////////////////////////</text:p>
      <text:p text:style-name="P1">void sendDataToProcessingPlotter( int mprIndex )</text:p>
      <text:p text:style-name="P1">{</text:p>
      <text:p text:style-name="P1"><text:s text:c="2"/></text:p>
      <text:p text:style-name="P1"><text:s text:c="2"/>// Send data via serial:</text:p>
      <text:p text:style-name="P1"><text:s text:c="2"/>// 1. First send a byte containing the address of the mpr + the address of the pad +</text:p>
      <text:p text:style-name="P1"><text:s text:c="2"/>// <text:s text:c="3"/>the 'touched' status of the pad; This byte has a value greater than 127 by convention;</text:p>
      <text:p text:style-name="P1"><text:s text:c="2"/>// 2. Then send two more bytes for 'baseline' and 'filtered' respectively. </text:p>
      <text:p text:style-name="P1"><text:s text:c="2"/>// <text:s text:c="3"/>Because these values are 10bit values and we must send them</text:p>
      <text:p text:style-name="P1"><text:s text:c="2"/>// <text:s text:c="3"/>inside a 7bit packet, we must made a 3 times bit shift to the right (/8).</text:p>
      <text:p text:style-name="P1"><text:s text:c="2"/>// <text:s text:c="3"/>This way we will loose some precision but this is not important.</text:p>
      <text:p text:style-name="P1"><text:s text:c="2"/>// <text:s text:c="3"/>This two other bytes have values lesser than 127 by convention.</text:p>
      <text:p text:style-name="P1"/>
      <text:p text:style-name="P1"><text:s text:c="2"/>// cycle all the electrodes</text:p>
      <text:p text:style-name="P1"><text:s text:c="2"/>for(int j=0; j&lt;NPADS[mprIndex]; j++)</text:p>
      <text:p text:style-name="P1"><text:s text:c="2"/>{</text:p>
      <text:p text:style-name="P1"><text:s text:c="4"/>filt = mpr[ mprIndex ].cap.filteredData(j);</text:p>
      <text:p text:style-name="P1"><text:s text:c="4"/>base = mpr[ mprIndex ].cap.baselineData(j);</text:p>
      <text:p text:style-name="P1"><text:s text:c="4"/>b = (1&lt;&lt;7) | (i&lt;&lt;5) | (j&lt;&lt;1) | mpr[ mprIndex ].bPadState[j];</text:p>
      <text:p text:style-name="P1"><text:s text:c="4"/>Serial.write(b); // send address &amp; touched</text:p>
      <text:p text:style-name="P1"><text:s text:c="4"/>Serial.write(base / 8); // send base value</text:p>
      <text:p text:style-name="P1"><text:s text:c="4"/>Serial.write(filt / 8); // send filtered value</text:p>
      <text:p text:style-name="P1"><text:s text:c="2"/>}</text:p>
      <text:p text:style-name="P1">}</text:p>
      <text:p text:style-name="P1"/>
      <text:p text:style-name="P1"/>
      <text:p text:style-name="P1">/*</text:p>
      <text:p text:style-name="P1">void sendDataToProcessingPlotter()</text:p>
      <text:p text:style-name="P1">{</text:p>
      <text:p text:style-name="P1"/>
      <text:p text:style-name="P1">// ### NEW COMMUNICATION PROTOCOL (19-02-2018) ###</text:p>
      <text:p text:style-name="P1"><text:s text:c="2"/>//</text:p>
      <text:p text:style-name="P1"><text:s text:c="2"/>// Send data via serial:</text:p>
      <text:p text:style-name="P1"><text:s text:c="2"/>// 1. 'Status Byte': first we send a byte containing the address of the mpr.</text:p>
      <text:p text:style-name="P1"><text:s text:c="2"/>// <text:s text:c="3"/>The most significant bit of the byte is 1 (value of the byte is &gt; 127).</text:p>
      <text:p text:style-name="P1"><text:s text:c="2"/>// <text:s text:c="3"/>This is a convention in order for the receiver program to be able to recognize it;</text:p>
      <text:p text:style-name="P1"><text:s text:c="2"/>// 2. Then we send 'Data Bytes'. The most significant bit of these bytes is </text:p>
      <text:p text:style-name="P1"><text:s text:c="2"/>// <text:s text:c="3"/>always 0 in order to differenciate them from the status byte.</text:p>
      <text:p text:style-name="P1"><text:s text:c="2"/>// <text:s text:c="3"/>We can send as many data bytes as we want. The only thing to keep in mind</text:p>
      <text:p text:style-name="P1"><text:s text:c="2"/>// <text:s text:c="3"/>is that we must be coherent the receiver side in order not to create confusion</text:p>
      <text:p text:style-name="P1"><text:s text:c="2"/>// <text:s text:c="3"/>in receiving the data.</text:p>
      <text:p text:style-name="P1"><text:s text:c="2"/>//</text:p>
      <text:p text:style-name="P1"><text:s text:c="2"/>// <text:s text:c="3"/>For instance we can send pais of byte containing the 'baseline' and 'filtered'</text:p>
      <text:p text:style-name="P1"><text:s text:c="2"/>// <text:s text:c="3"/>data for each mpr pad. </text:p>
      <text:p text:style-name="P1"><text:s text:c="2"/>//</text:p>
      <text:p text:style-name="P1"><text:s text:c="2"/>// <text:s text:c="3"/>We can also use data bytes for sending information as:</text:p>
      <text:p text:style-name="P1"><text:s text:c="2"/>// <text:s text:c="3"/>* 'touched' register;</text:p>
      <text:p text:style-name="P1"><text:s text:c="2"/>// <text:s text:c="3"/>* 'oor' register;</text:p>
      <text:p text:style-name="P1"><text:s text:c="2"/></text:p>
      <text:p text:style-name="P1"><text:s text:c="2"/></text:p>
      <text:p text:style-name="P1"><text:s text:c="2"/>// 1. write the status byte containing the mpr addr</text:p>
      <text:p text:style-name="P1"><text:s text:c="2"/>b = (1&lt;&lt;7) | i;</text:p>
      <text:p text:style-name="P1"><text:s text:c="2"/>Serial.write(b);</text:p>
      <text:p text:style-name="P1"><text:s text:c="2"/>// 2. write 'touched' register</text:p>
      <text:p text:style-name="P1"><text:s text:c="2"/>b = mpr[i].currtouched &amp; 0x7F; </text:p>
      <text:p text:style-name="P1"><text:s text:c="2"/>Serial.write(b); //touch status: pad 0 - 6</text:p>
      <text:p text:style-name="P1"><text:s text:c="2"/>b = (mpr[i].currtouched&gt;&gt;7) &amp; 0x7F;</text:p>
      <text:p text:style-name="P1"><text:s text:c="2"/>Serial.write(b); //touch status: pad 7 - 12 (eleprox)</text:p>
      <text:p text:style-name="P1"><text:s text:c="2"/>// 3. write 'oor' register</text:p>
      <text:p text:style-name="P1"><text:s text:c="2"/>b = mpr[i].oor &amp; 0x7F; </text:p>
      <text:p text:style-name="P1"><text:s text:c="2"/>Serial.write(b); //oor status: pad 0 - 6</text:p>
      <text:p text:style-name="P1"><text:s text:c="2"/>b = (mpr[i].oor&gt;&gt;7) &amp; 0x7F;</text:p>
      <text:p text:style-name="P1"><text:soft-page-break/><text:s text:c="2"/>Serial.write(b); //oor status: pad 7 - 12 (eleprox)</text:p>
      <text:p text:style-name="P1"><text:s text:c="2"/></text:p>
      <text:p text:style-name="P1"><text:s text:c="2"/>// Cycle all the electrodes and send pairs of</text:p>
      <text:p text:style-name="P1"><text:s text:c="2"/>// 'baseline' and 'filtered' data. Mind the bit shifting!</text:p>
      <text:p text:style-name="P1"><text:s text:c="2"/>for(int j=0; j&lt;NPADS; j++)</text:p>
      <text:p text:style-name="P1"><text:s text:c="2"/>{</text:p>
      <text:p text:style-name="P1"><text:s text:c="4"/>base = mpr[i].cap.baselineData(j); </text:p>
      <text:p text:style-name="P1"><text:s text:c="4"/>filt = mpr[i].cap.filteredData(j);</text:p>
      <text:p text:style-name="P1"><text:s text:c="4"/>Serial.write(base&gt;&gt;3); // baseline is a 10 bit value</text:p>
      <text:p text:style-name="P1"><text:s text:c="4"/>Serial.write(filt&gt;&gt;3); // sfiltered is a 10 bit value</text:p>
      <text:p text:style-name="P1"><text:s text:c="2"/>}</text:p>
      <text:p text:style-name="P1">}</text:p>
      <text:p text:style-name="P1">*/</text:p>
      <text:p text:style-name="P6">CARRIAGE H</text:p>
      <text:p text:style-name="P4"/>
      <text:p text:style-name="P5">/*</text:p>
      <text:p text:style-name="P5">* <text:s/>The "Carriage" class</text:p>
      <text:p text:style-name="P5">* Created by Nicola Ariutti, May 17, 2019</text:p>
      <text:p text:style-name="P5">* This class contains all the logic to light up LEDS and</text:p>
      <text:p text:style-name="P5">* carriage movement (using the Vehicle support class).</text:p>
      <text:p text:style-name="P5">* CC0</text:p>
      <text:p text:style-name="P5">*/</text:p>
      <text:p text:style-name="P5">#ifndef _NA_ABOCA_TIMELINE_CARRIAGE_</text:p>
      <text:p text:style-name="P5">#define _NA_ABOCA_TIMELINE_CARRIAGE_</text:p>
      <text:p text:style-name="P5">#include "Arduino.h"</text:p>
      <text:p text:style-name="P5">#include "Adafruit_NeoPixel.h"</text:p>
      <text:p text:style-name="P5">#include "NicolaAriutti_Vehicle.h"</text:p>
      <text:p text:style-name="P5">#include "Animator_Sine.h"</text:p>
      <text:p text:style-name="P5"/>
      <text:p text:style-name="P5">class Carriage</text:p>
      <text:p text:style-name="P5">{</text:p>
      <text:p text:style-name="P5">public:</text:p>
      <text:p text:style-name="P5"><text:s text:c="2"/>Carriage() {};</text:p>
      <text:p text:style-name="P5"/>
      <text:p text:style-name="P5"><text:s text:c="2"/>void init(Adafruit_NeoPixel *strip, int nVirtPads);</text:p>
      <text:p text:style-name="P5"><text:s text:c="2"/>void update();</text:p>
      <text:p text:style-name="P5"><text:s text:c="2"/>void setNewPos(int _newPos);</text:p>
      <text:p text:style-name="P5"><text:s text:c="2"/>void debug();</text:p>
      <text:p text:style-name="P5"/>
      <text:p text:style-name="P5">private:</text:p>
      <text:p text:style-name="P5"><text:s text:c="2"/>Adafruit_NeoPixel *strip;</text:p>
      <text:p text:style-name="P5"><text:s text:c="2"/>Vehicle *vehicle;</text:p>
      <text:p text:style-name="P5"><text:s text:c="2"/>Animator_Sine *arsine;</text:p>
      <text:p text:style-name="P5"/>
      <text:p text:style-name="P5"><text:s text:c="2"/>enum {</text:p>
      <text:p text:style-name="P5"><text:s text:c="4"/>STANDBY = 0,</text:p>
      <text:p text:style-name="P5"><text:s text:c="4"/>ACTIVE </text:p>
      <text:p text:style-name="P5"><text:s text:c="2"/>} state = STANDBY;</text:p>
      <text:p text:style-name="P5"><text:s text:c="2"/>long TIMETOWAIT = 5000; // time to wait before moving from ACTIVE to STANDBY</text:p>
      <text:p text:style-name="P5"><text:s text:c="2"/>long prevTime = 0;</text:p>
      <text:p text:style-name="P5"><text:s text:c="2"/></text:p>
      <text:p text:style-name="P5"><text:s text:c="2"/>int nLeds;</text:p>
      <text:p text:style-name="P5"><text:s text:c="2"/>int nVirtPads;</text:p>
      <text:p text:style-name="P5"><text:s text:c="2"/>int selectedVirtualPad;</text:p>
      <text:p text:style-name="P5"/>
      <text:p text:style-name="P5"><text:s text:c="2"/>// the position of the carriage LEDS relative (between 0 and nLeds)</text:p>
      <text:p text:style-name="P5"><text:s text:c="2"/>int centroidPos;</text:p>
      <text:p text:style-name="P5"><text:s text:c="2"/>// must define sidelobe dimension first</text:p>
      <text:p text:style-name="P5"><text:s text:c="2"/>// this is a monolateral dimension</text:p>
      <text:p text:style-name="P5"><text:s text:c="2"/>const int SIDELOBE = 4;</text:p>
      <text:p text:style-name="P5"><text:s text:c="2"/>// then we declare an array that will work as a lookup table</text:p>
      <text:p text:style-name="P5"><text:s text:c="2"/>// for the squared-raised-cosine figure.</text:p>
      <text:p text:style-name="P5"><text:s text:c="2"/>float* lookup = new float[SIDELOBE];</text:p>
      <text:p text:style-name="P5"/>
      <text:p text:style-name="P5"><text:s text:c="2"/>//int centroidLeds = 0; <text:s/>// an integer from 0 to NLEDS</text:p>
      <text:p text:style-name="P5"><text:s text:c="2"/>int blue = 0;</text:p>
      <text:p text:style-name="P5">};</text:p>
      <text:p text:style-name="P5">#endif</text:p>
      <text:p text:style-name="P6">CARRIAGE CPP</text:p>
      <text:p text:style-name="P5"/>
      <text:p text:style-name="P5">#include "Carriage.h"</text:p>
      <text:p text:style-name="P5"/>
      <text:p text:style-name="P5">void Carriage::init(Adafruit_NeoPixel *_strip, int _nVirtPads)</text:p>
      <text:p text:style-name="P5">{</text:p>
      <text:p text:style-name="P5"><text:s text:c="2"/>strip = _strip;</text:p>
      <text:p text:style-name="P5"><text:s text:c="2"/>nVirtPads = _nVirtPads;</text:p>
      <text:p text:style-name="P5"/>
      <text:p text:style-name="P5"><text:s text:c="2"/>// fill the lookup table</text:p>
      <text:p text:style-name="P5"><text:s text:c="2"/>for(int i=0; i&lt;SIDELOBE; i++) {</text:p>
      <text:p text:style-name="P5"><text:s text:c="4"/>int x = i+1;</text:p>
      <text:p text:style-name="P5"><text:s text:c="4"/>lookup[i] = 0.5 * (cos ( (PI*x)/SIDELOBE ) + 1 );</text:p>
      <text:p text:style-name="P5"><text:s text:c="4"/>lookup[i] = lookup[i]*lookup[i];</text:p>
      <text:p text:style-name="P5"><text:s text:c="2"/>} </text:p>
      <text:p text:style-name="P5"/>
      <text:p text:style-name="P5"><text:s text:c="2"/>nLeds = strip-&gt;numPixels();</text:p>
      <text:p text:style-name="P5"><text:s text:c="2"/></text:p>
      <text:p text:style-name="P5"><text:s text:c="2"/>// LED STUFF *********************************************************************/</text:p>
      <text:p text:style-name="P5"><text:s text:c="2"/>strip-&gt;begin(); // Initialize pins for output</text:p>
      <text:p text:style-name="P5"/>
      <text:p text:style-name="P5"><text:s text:c="2"/>// set every pixel to sleep</text:p>
      <text:p text:style-name="P5"><text:s text:c="2"/>for(int i=0; i&lt;nLeds; i++) {</text:p>
      <text:p text:style-name="P5"><text:s text:c="4"/>strip-&gt;setPixelColor(i, 0x00, 0x00, 0x00);</text:p>
      <text:p text:style-name="P5"><text:s text:c="2"/>}</text:p>
      <text:p text:style-name="P5"><text:s text:c="2"/>strip-&gt;show(); <text:s/>// Turn all LEDs off ASAP </text:p>
      <text:p text:style-name="P5"/>
      <text:p text:style-name="P5"><text:s text:c="2"/>// ANIMATION / VEHICLE ***********************************************************/</text:p>
      <text:p text:style-name="P5"><text:s text:c="2"/>// We must calculate this parameter with extreme precision</text:p>
      <text:p text:style-name="P5"><text:s text:c="2"/>// also taking into account the number of leds in the strip</text:p>
      <text:p text:style-name="P5"><text:s text:c="2"/>// and the DELAY_TIME used for each loop cycle.</text:p>
      <text:p text:style-name="P5"><text:s text:c="2"/>vehicle = new Vehicle();</text:p>
      <text:p text:style-name="P5"><text:s text:c="2"/>// Initial position, maxspeed, maxforce, damp distance.</text:p>
      <text:p text:style-name="P5"><text:s text:c="2"/>centroidPos = 0.5*nLeds;</text:p>
      <text:p text:style-name="P5"><text:s text:c="2"/>vehicle-&gt;init( centroidPos, 0.5, 0.1, 1.5);</text:p>
      <text:p text:style-name="P5"><text:s text:c="2"/>//int initialPos = (((7 * 1.0)/nVirtPads) * (nLeds) );</text:p>
      <text:p text:style-name="P5"><text:s text:c="2"/></text:p>
      <text:p text:style-name="P5"><text:s text:c="2"/>arsine = new Animator_Sine();</text:p>
      <text:p text:style-name="P5"><text:s text:c="2"/>arsine-&gt;init(1, 0.0);</text:p>
      <text:p text:style-name="P5">}</text:p>
      <text:p text:style-name="P5"/>
      <text:p text:style-name="P5">void Carriage::update() </text:p>
      <text:p text:style-name="P5">{</text:p>
      <text:p text:style-name="P5"><text:s text:c="2"/>if( state == STANDBY )</text:p>
      <text:p text:style-name="P5"><text:s text:c="2"/>{</text:p>
      <text:p text:style-name="P5"><text:s text:c="4"/>arsine-&gt;update();</text:p>
      <text:p text:style-name="P5"><text:s text:c="4"/>float y = arsine-&gt;getY();</text:p>
      <text:p text:style-name="P5"><text:s text:c="4"/>y = y * y;</text:p>
      <text:p text:style-name="P5"><text:s text:c="4"/>byte color;</text:p>
      <text:p text:style-name="P5"><text:s text:c="4"/>for(int i=0; i&lt;nLeds; i++) {</text:p>
      <text:p text:style-name="P5"><text:s text:c="6"/>int distance = abs(i-centroidPos);</text:p>
      <text:p text:style-name="P5"><text:s text:c="6"/>if(distance == 0) {</text:p>
      <text:p text:style-name="P5"><text:s text:c="8"/>color = y * 255.0;</text:p>
      <text:p text:style-name="P5"><text:s text:c="6"/>}</text:p>
      <text:p text:style-name="P5"><text:s text:c="6"/>else if( distance &lt;= SIDELOBE ) {</text:p>
      <text:p text:style-name="P5"><text:s text:c="8"/>color = lookup[distance-1]*255.0 *y;</text:p>
      <text:p text:style-name="P5"><text:s text:c="6"/>}</text:p>
      <text:p text:style-name="P5"><text:s text:c="6"/>else {</text:p>
      <text:p text:style-name="P5"><text:s text:c="8"/>blue = 0; </text:p>
      <text:p text:style-name="P5"><text:s text:c="6"/>}</text:p>
      <text:p text:style-name="P5"><text:s text:c="6"/>strip-&gt;setPixelColor(i, color, color, color);</text:p>
      <text:p text:style-name="P5"><text:s text:c="4"/>}</text:p>
      <text:p text:style-name="P5"><text:s text:c="4"/>//strip-&gt;show();</text:p>
      <text:p text:style-name="P5"><text:s text:c="4"/>strip-&gt;show();</text:p>
      <text:p text:style-name="P5"><text:s text:c="2"/>}</text:p>
      <text:p text:style-name="P5"><text:s text:c="2"/>else if(state == ACTIVE &amp;&amp; (millis() - prevTime) &gt; TIMETOWAIT) {</text:p>
      <text:p text:style-name="P5"><text:soft-page-break/><text:s text:c="4"/>state = STANDBY;</text:p>
      <text:p text:style-name="P5"><text:s text:c="4"/>prevTime = millis();</text:p>
      <text:p text:style-name="P5"><text:s text:c="2"/>}</text:p>
      <text:p text:style-name="P5"><text:s text:c="2"/>else </text:p>
      <text:p text:style-name="P5"><text:s text:c="2"/>{</text:p>
      <text:p text:style-name="P5"><text:s text:c="4"/>// VEHICLE STUFF </text:p>
      <text:p text:style-name="P5"><text:s text:c="4"/>// calculate the scaled centroid</text:p>
      <text:p text:style-name="P5"><text:s text:c="4"/></text:p>
      <text:p text:style-name="P5"><text:s text:c="4"/>vehicle-&gt;update();</text:p>
      <text:p text:style-name="P5"><text:s text:c="4"/>centroidPos = vehicle-&gt;getPosition();</text:p>
      <text:p text:style-name="P5"><text:s text:c="4"/>//Serial.println(pos);</text:p>
      <text:p text:style-name="P5"><text:s text:c="4"/></text:p>
      <text:p text:style-name="P5"><text:s text:c="4"/>// LED STUFF </text:p>
      <text:p text:style-name="P5"><text:s text:c="4"/>// The logic below is created in order to properly light-up</text:p>
      <text:p text:style-name="P5"><text:s text:c="4"/>// leds around the centroid according to the </text:p>
      <text:p text:style-name="P5"><text:s text:c="4"/>// squared raised-cosine lookup table.</text:p>
      <text:p text:style-name="P5"><text:s text:c="4"/>for(int i=0; i&lt;nLeds; i++) {</text:p>
      <text:p text:style-name="P5"><text:s text:c="6"/>int distance = abs(i-centroidPos);</text:p>
      <text:p text:style-name="P5"><text:s text:c="6"/>if(distance == 0) {</text:p>
      <text:p text:style-name="P5"><text:s text:c="8"/>blue = 255;</text:p>
      <text:p text:style-name="P5"><text:s text:c="6"/>}</text:p>
      <text:p text:style-name="P5"><text:s text:c="6"/>else if( distance &lt;= SIDELOBE ) {</text:p>
      <text:p text:style-name="P5"><text:s text:c="8"/>blue = lookup[distance-1]*255.0;</text:p>
      <text:p text:style-name="P5"><text:s text:c="6"/>}</text:p>
      <text:p text:style-name="P5"><text:s text:c="6"/>else {</text:p>
      <text:p text:style-name="P5"><text:s text:c="8"/>blue = 0; </text:p>
      <text:p text:style-name="P5"><text:s text:c="6"/>}</text:p>
      <text:p text:style-name="P5"><text:s text:c="6"/>strip-&gt;setPixelColor(i, blue, blue, blue);</text:p>
      <text:p text:style-name="P5"><text:s text:c="4"/>}</text:p>
      <text:p text:style-name="P5"><text:s text:c="4"/>strip-&gt;show();</text:p>
      <text:p text:style-name="P5"><text:s text:c="2"/>}</text:p>
      <text:p text:style-name="P5">}</text:p>
      <text:p text:style-name="P5"/>
      <text:p text:style-name="P5">void Carriage::setNewPos(int _selectedVirtualPad ) </text:p>
      <text:p text:style-name="P5">{</text:p>
      <text:p text:style-name="P5"><text:s text:c="2"/>// time</text:p>
      <text:p text:style-name="P5"><text:s text:c="2"/>state = ACTIVE;</text:p>
      <text:p text:style-name="P5"><text:s text:c="2"/>prevTime = millis();</text:p>
      <text:p text:style-name="P5"><text:s text:c="2"/></text:p>
      <text:p text:style-name="P5"><text:s text:c="2"/>// if the touch object is not EMPTY</text:p>
      <text:p text:style-name="P5"><text:s text:c="2"/>if( _selectedVirtualPad != -1) {</text:p>
      <text:p text:style-name="P5"><text:s text:c="4"/>selectedVirtualPad = _selectedVirtualPad;</text:p>
      <text:p text:style-name="P5"><text:s text:c="4"/>centroidPos = (((1.0 * <text:s/>selectedVirtualPad)/nVirtPads) * (nLeds - 2*SIDELOBE +1))+SIDELOBE;</text:p>
      <text:p text:style-name="P5"><text:s text:c="4"/>vehicle-&gt;setTarget( centroidPos );</text:p>
      <text:p text:style-name="P5"><text:s text:c="2"/>}</text:p>
      <text:p text:style-name="P5">}</text:p>
      <text:p text:style-name="P5"/>
      <text:p text:style-name="P5">void Carriage::debug() {</text:p>
      <text:p text:style-name="P5"><text:s text:c="2"/>Serial.print("STATUS: ");</text:p>
      <text:p text:style-name="P5"><text:s text:c="2"/>if(state == 0)</text:p>
      <text:p text:style-name="P5"><text:s text:c="4"/>Serial.print("STANDBY");</text:p>
      <text:p text:style-name="P5"><text:s text:c="2"/>else if(state == 1)</text:p>
      <text:p text:style-name="P5"><text:s text:c="4"/>Serial.print("ACTIVE");</text:p>
      <text:p text:style-name="P5"><text:s text:c="2"/>Serial.print(", centroids: PAD ");</text:p>
      <text:p text:style-name="P5"><text:s text:c="2"/>Serial.print(selectedVirtualPad);</text:p>
      <text:p text:style-name="P5"><text:s text:c="2"/>Serial.print(", LEDs ");</text:p>
      <text:p text:style-name="P5"><text:s text:c="2"/>Serial.print(centroidPos);</text:p>
      <text:p text:style-name="P5"><text:s text:c="2"/>Serial.println();</text:p>
      <text:p text:style-name="P5">}</text:p>
      <text:p text:style-name="P6">VEHICLE H</text:p>
      <text:p text:style-name="P5"/>
      <text:p text:style-name="P5">/*</text:p>
      <text:p text:style-name="P5">* <text:s/>The "Vehicle" class</text:p>
      <text:p text:style-name="P5">* Created by Nicola Ariutti, March 06, 2018</text:p>
      <text:p text:style-name="P5">* CC0</text:p>
      <text:p text:style-name="P5">*</text:p>
      <text:p text:style-name="P5">* Inspired by</text:p>
      <text:p text:style-name="P5">* The Nature of Code</text:p>
      <text:p text:style-name="P5">* Daniel Shiffman</text:p>
      <text:p text:style-name="P5">* http://natureofcode.com</text:p>
      <text:p text:style-name="P5">*/</text:p>
      <text:p text:style-name="P5">#ifndef _NICOLAARIUTTI_VEHICLE</text:p>
      <text:p text:style-name="P5">#define _NICOLAARIUTTI_VEHICLE</text:p>
      <text:p text:style-name="P5">#include "Arduino.h"</text:p>
      <text:p text:style-name="P5"/>
      <text:p text:style-name="P5">class Vehicle</text:p>
      <text:p text:style-name="P5">{</text:p>
      <text:p text:style-name="P5">public:</text:p>
      <text:p text:style-name="P5"><text:tab/>Vehicle() {};</text:p>
      <text:p text:style-name="P5"/>
      <text:p text:style-name="P5"><text:s text:c="2"/><text:tab/>// Initial position, maxspeed, maxforce, damp distance.</text:p>
      <text:p text:style-name="P5"><text:tab/>void init( float _x, float _ms, float _mf, int _damp );</text:p>
      <text:p text:style-name="P5"><text:s text:c="2"/><text:tab/>void update();</text:p>
      <text:p text:style-name="P5"><text:tab/>void setTarget(float _target);</text:p>
      <text:p text:style-name="P5"><text:s text:c="2"/><text:tab/>float getPosition();</text:p>
      <text:p text:style-name="P5"/>
      <text:p text:style-name="P5">private:</text:p>
      <text:p text:style-name="P5"><text:tab/>float position;</text:p>
      <text:p text:style-name="P5"><text:s/><text:tab/> float velocity;</text:p>
      <text:p text:style-name="P5"><text:s/><text:tab/> float acceleration;</text:p>
      <text:p text:style-name="P5"/>
      <text:p text:style-name="P5"><text:tab/>float maxforce; <text:s text:c="3"/>// Maximum steering force</text:p>
      <text:p text:style-name="P5"><text:s text:c="2"/><text:tab/>float maxspeed; <text:s text:c="3"/>// Maximum speed</text:p>
      <text:p text:style-name="P5"/>
      <text:p text:style-name="P5"><text:s/><text:tab/>float target;</text:p>
      <text:p text:style-name="P5"><text:s text:c="2"/><text:tab/>int DAMPING_DISTANCE;</text:p>
      <text:p text:style-name="P5">};</text:p>
      <text:p text:style-name="P5">#endif</text:p>
      <text:p text:style-name="P6">VEHICLE CPP</text:p>
      <text:p text:style-name="P5"/>
      <text:p text:style-name="P5">#include "NicolaAriutti_Vehicle.h"</text:p>
      <text:p text:style-name="P5"/>
      <text:p text:style-name="P5">void Vehicle::init(float _x, float _ms, float _mf, int _damp) {</text:p>
      <text:p text:style-name="P5"><text:tab/>acceleration = 0.0;</text:p>
      <text:p text:style-name="P5"><text:tab/>velocity = 0.0;</text:p>
      <text:p text:style-name="P5"><text:tab/>position = _x;</text:p>
      <text:p text:style-name="P5"><text:tab/>target = position;</text:p>
      <text:p text:style-name="P5"/>
      <text:p text:style-name="P5"><text:tab/>maxspeed = _ms;</text:p>
      <text:p text:style-name="P5"><text:tab/>maxforce = _mf;</text:p>
      <text:p text:style-name="P5"><text:tab/>DAMPING_DISTANCE = _damp;</text:p>
      <text:p text:style-name="P5">}</text:p>
      <text:p text:style-name="P5"/>
      <text:p text:style-name="P5">// Method to update position</text:p>
      <text:p text:style-name="P5">void Vehicle::update() {</text:p>
      <text:p text:style-name="P5"><text:tab/>float desired = target - position; <text:s/>// A float pointing from the position to the target</text:p>
      <text:p text:style-name="P5"><text:tab/>float d = abs(desired);</text:p>
      <text:p text:style-name="P5"/>
      <text:p text:style-name="P5"><text:tab/>if( d == 0.0 )</text:p>
      <text:p text:style-name="P5"><text:tab/>{</text:p>
      <text:p text:style-name="P5"><text:tab/><text:tab/>// we are already there</text:p>
      <text:p text:style-name="P5"><text:tab/><text:tab/>position = target;</text:p>
      <text:p text:style-name="P5"><text:tab/><text:tab/>return;</text:p>
      <text:p text:style-name="P5"><text:tab/>}</text:p>
      <text:p text:style-name="P5"><text:tab/>// Scale with arbitrary damping within 100 pixels</text:p>
      <text:p text:style-name="P5"><text:tab/>else if (d &lt; DAMPING_DISTANCE)</text:p>
      <text:p text:style-name="P5"><text:tab/>{</text:p>
      <text:p text:style-name="P5"><text:tab/><text:tab/>float m = map(d,0,DAMPING_DISTANCE,0,maxspeed);</text:p>
      <text:p text:style-name="P5"><text:tab/><text:tab/>desired = (desired * m)/d;</text:p>
      <text:p text:style-name="P5"><text:tab/>}</text:p>
      <text:p text:style-name="P5"><text:tab/>else</text:p>
      <text:p text:style-name="P5"><text:tab/>{</text:p>
      <text:p text:style-name="P5"><text:tab/><text:tab/>desired = (desired * maxspeed)/d;</text:p>
      <text:p text:style-name="P5"><text:tab/>}</text:p>
      <text:p text:style-name="P5"/>
      <text:p text:style-name="P5"><text:tab/>// Steering = Desired minus Velocity</text:p>
      <text:p text:style-name="P5"><text:tab/>float steer = desired - velocity;</text:p>
      <text:p text:style-name="P5"><text:tab/>if(abs(steer) &gt;= maxforce)</text:p>
      <text:p text:style-name="P5"><text:tab/><text:tab/>steer = (steer*maxforce)/abs(steer); // Limit to maximum steering force</text:p>
      <text:p text:style-name="P5"/>
      <text:p text:style-name="P5"><text:tab/>// We could add mass here if we want A = F / M</text:p>
      <text:p text:style-name="P5"><text:tab/>acceleration += steer;</text:p>
      <text:p text:style-name="P5"/>
      <text:p text:style-name="P5"><text:tab/>// Update velocity</text:p>
      <text:p text:style-name="P5"><text:tab/>velocity +=acceleration;</text:p>
      <text:p text:style-name="P5"><text:tab/>// Limit speed</text:p>
      <text:p text:style-name="P5"><text:tab/>if(abs(velocity) &gt;= maxspeed)</text:p>
      <text:p text:style-name="P5"><text:tab/><text:tab/>velocity = (velocity*maxspeed)/abs(velocity);</text:p>
      <text:p text:style-name="P5"><text:tab/>// Update position</text:p>
      <text:p text:style-name="P5"><text:tab/>position += velocity;</text:p>
      <text:p text:style-name="P5"><text:tab/>// Reset accelerationelertion to 0 each cycle</text:p>
      <text:p text:style-name="P5"><text:tab/>acceleration = 0.0;</text:p>
      <text:p text:style-name="P5">}</text:p>
      <text:p text:style-name="P5"/>
      <text:p text:style-name="P5"/>
      <text:p text:style-name="P5">// A method that calculates a steering force towards a target</text:p>
      <text:p text:style-name="P5">// STEER = DESIRED MINUS VELOCITY</text:p>
      <text:p text:style-name="P5">void Vehicle::setTarget(float _target) {</text:p>
      <text:p text:style-name="P5"><text:tab/>target = _target;</text:p>
      <text:p text:style-name="P5">}</text:p>
      <text:p text:style-name="P5"/>
      <text:p text:style-name="P5">float Vehicle::getPosition() {</text:p>
      <text:p text:style-name="P5"><text:tab/>return position;</text:p>
      <text:p text:style-name="P5">}</text:p>
      <text:p text:style-name="P6">TOUCH H</text:p>
      <text:p text:style-name="P5"/>
      <text:p text:style-name="P5">/*</text:p>
      <text:p text:style-name="P5">* <text:s/>The "Touch" class</text:p>
      <text:p text:style-name="P5">* Created by Nicola Ariutti, May 17, 2019</text:p>
      <text:p text:style-name="P5">* CC0</text:p>
      <text:p text:style-name="P5">*/</text:p>
      <text:p text:style-name="P5">#ifndef _NA_TOUCH_</text:p>
      <text:p text:style-name="P5">#define _NA_TOUCH_</text:p>
      <text:p text:style-name="P5">#include "Arduino.h"</text:p>
      <text:p text:style-name="P5"/>
      <text:p text:style-name="P5">class Touch</text:p>
      <text:p text:style-name="P5">{</text:p>
      <text:p text:style-name="P5">public:</text:p>
      <text:p text:style-name="P5"><text:s text:c="2"/>Touch() {};</text:p>
      <text:p text:style-name="P5"/>
      <text:p text:style-name="P5"><text:s text:c="2"/>void addIndex(int _index);</text:p>
      <text:p text:style-name="P5"><text:s text:c="2"/>void removeIndex(int _index);</text:p>
      <text:p text:style-name="P5"><text:s text:c="2"/>int getInterpolatedIndex();</text:p>
      <text:p text:style-name="P5"/>
      <text:p text:style-name="P5">private:</text:p>
      <text:p text:style-name="P5"><text:s text:c="2"/>enum {</text:p>
      <text:p text:style-name="P5"><text:s text:c="4"/>EMPTY = 0,</text:p>
      <text:p text:style-name="P5"><text:s text:c="4"/>SINGLETOUCH,</text:p>
      <text:p text:style-name="P5"><text:s text:c="4"/>DOUBLETOUCH,</text:p>
      <text:p text:style-name="P5"><text:s text:c="4"/>TRIPLETOUCH</text:p>
      <text:p text:style-name="P5"><text:s text:c="2"/>} touchStatus = EMPTY;</text:p>
      <text:p text:style-name="P5"><text:s text:c="2"/>int idxL = -1;</text:p>
      <text:p text:style-name="P5"><text:s text:c="2"/>int idxM = -1;</text:p>
      <text:p text:style-name="P5"><text:s text:c="2"/>int idxR = -1;</text:p>
      <text:p text:style-name="P5">};</text:p>
      <text:p text:style-name="P5">#endif</text:p>
      <text:p text:style-name="P6">TOUCH CPP</text:p>
      <text:p text:style-name="P5"/>
      <text:p text:style-name="P5">#include "Touch.h"</text:p>
      <text:p text:style-name="P5"/>
      <text:p text:style-name="P5">void Touch::addIndex(int _index) {</text:p>
      <text:p text:style-name="P5"><text:s text:c="2"/>if( touchStatus == EMPTY) {</text:p>
      <text:p text:style-name="P5"><text:s text:c="4"/>idxL = _index;</text:p>
      <text:p text:style-name="P5"><text:s text:c="4"/>touchStatus = SINGLETOUCH; <text:s text:c="2"/></text:p>
      <text:p text:style-name="P5"><text:s text:c="2"/>}</text:p>
      <text:p text:style-name="P5"><text:s text:c="2"/>else if( touchStatus == SINGLETOUCH <text:s/>) {</text:p>
      <text:p text:style-name="P5"><text:s text:c="4"/>// the new index is adjacent to the one already touched</text:p>
      <text:p text:style-name="P5"><text:s text:c="4"/>if( _index == idxL-1 ) {</text:p>
      <text:p text:style-name="P5"><text:s text:c="6"/>idxR = idxL;</text:p>
      <text:p text:style-name="P5"><text:s text:c="6"/>idxL = _index;</text:p>
      <text:p text:style-name="P5"><text:s text:c="6"/>touchStatus = DOUBLETOUCH;</text:p>
      <text:p text:style-name="P5"><text:s text:c="4"/>} </text:p>
      <text:p text:style-name="P5"><text:s text:c="4"/>else if (_index == idxL+1) {</text:p>
      <text:p text:style-name="P5"><text:s text:c="6"/>idxR = _index;</text:p>
      <text:p text:style-name="P5"><text:s text:c="6"/>touchStatus = DOUBLETOUCH;</text:p>
      <text:p text:style-name="P5"><text:s text:c="4"/>}</text:p>
      <text:p text:style-name="P5"><text:s text:c="4"/>else </text:p>
      <text:p text:style-name="P5"><text:s text:c="4"/>{</text:p>
      <text:p text:style-name="P5"><text:s text:c="6"/>// the new index is not adjacent</text:p>
      <text:p text:style-name="P5"><text:s text:c="6"/>idxL = _index;</text:p>
      <text:p text:style-name="P5"><text:s text:c="6"/>// status remains the same</text:p>
      <text:p text:style-name="P5"><text:s text:c="6"/>touchStatus = SINGLETOUCH; // redundant</text:p>
      <text:p text:style-name="P5"><text:s text:c="4"/>}</text:p>
      <text:p text:style-name="P5"><text:s text:c="2"/>} else if( touchStatus == DOUBLETOUCH) {</text:p>
      <text:p text:style-name="P5"><text:s text:c="4"/>// if we are here it means we have a third consecutive touch without a release.</text:p>
      <text:p text:style-name="P5"><text:s text:c="6"/></text:p>
      <text:p text:style-name="P5"><text:s text:c="4"/>// check if the incoming index is to the left of minimumum between 1st and 2nd</text:p>
      <text:p text:style-name="P5"><text:s text:c="4"/>// indexes or if it is to the right of maximum between the two</text:p>
      <text:p text:style-name="P5"><text:s text:c="4"/>if( _index == idxL-1 ) {</text:p>
      <text:p text:style-name="P5"><text:s text:c="6"/>idxM = idxL;</text:p>
      <text:p text:style-name="P5"><text:s text:c="6"/>idxL = _index;</text:p>
      <text:p text:style-name="P5"><text:s text:c="6"/>touchStatus = TRIPLETOUCH;</text:p>
      <text:p text:style-name="P5"><text:s text:c="4"/>} else if ( _index == idxR+1) {</text:p>
      <text:p text:style-name="P5"><text:s text:c="6"/>idxM = idxR;</text:p>
      <text:p text:style-name="P5"><text:s text:c="6"/>idxR = _index;</text:p>
      <text:p text:style-name="P5"><text:s text:c="6"/>touchStatus = TRIPLETOUCH;</text:p>
      <text:p text:style-name="P5"><text:s text:c="4"/>} else {</text:p>
      <text:p text:style-name="P5"><text:s text:c="6"/>// if we are here it means that the third touch is elsewhere</text:p>
      <text:p text:style-name="P5"><text:s text:c="6"/>// so we will treat it as a brand new single touch</text:p>
      <text:p text:style-name="P5"><text:s text:c="6"/>idxL = _index;</text:p>
      <text:p text:style-name="P5"><text:s text:c="6"/>idxR = -1;</text:p>
      <text:p text:style-name="P5"><text:s text:c="6"/>touchStatus = SINGLETOUCH; <text:s text:c="4"/></text:p>
      <text:p text:style-name="P5"><text:s text:c="4"/>}</text:p>
      <text:p text:style-name="P5"><text:s text:c="2"/>} else if( touchStatus == TRIPLETOUCH ) {</text:p>
      <text:p text:style-name="P5"><text:s text:c="6"/>if( _index == idxL-1) {</text:p>
      <text:p text:style-name="P5"><text:s text:c="8"/>idxR = idxM;</text:p>
      <text:p text:style-name="P5"><text:s text:c="8"/>idxM = idxL;</text:p>
      <text:p text:style-name="P5"><text:s text:c="8"/>idxL = _index;</text:p>
      <text:p text:style-name="P5"><text:s text:c="8"/>touchStatus = TRIPLETOUCH; // redundant</text:p>
      <text:p text:style-name="P5"><text:s text:c="6"/>}</text:p>
      <text:p text:style-name="P5"><text:s text:c="6"/>else if (_index == idxR+1) {</text:p>
      <text:p text:style-name="P5"><text:s text:c="8"/>// if so, exchange indexes (discard the oldest index, always keep only two indexes)</text:p>
      <text:p text:style-name="P5"><text:s text:c="8"/>idxL = idxM;</text:p>
      <text:p text:style-name="P5"><text:s text:c="8"/>idxM = idxR;</text:p>
      <text:p text:style-name="P5"><text:s text:c="8"/>idxR = _index;</text:p>
      <text:p text:style-name="P5"><text:s text:c="8"/>touchStatus = TRIPLETOUCH; // redundant</text:p>
      <text:p text:style-name="P5"><text:s text:c="6"/>} </text:p>
      <text:p text:style-name="P5"><text:s text:c="6"/>else </text:p>
      <text:p text:style-name="P5"><text:s text:c="6"/>{</text:p>
      <text:p text:style-name="P5"><text:s text:c="8"/>// if we are here it means that the third touch is elsewhere</text:p>
      <text:p text:style-name="P5"><text:s text:c="8"/>// so we will treat it as a brand new single touch</text:p>
      <text:p text:style-name="P5"><text:s text:c="8"/>idxL = _index;</text:p>
      <text:p text:style-name="P5"><text:soft-page-break/><text:s text:c="8"/>idxR = -1;</text:p>
      <text:p text:style-name="P5"><text:s text:c="8"/>idxM = -1;</text:p>
      <text:p text:style-name="P5"><text:s text:c="8"/>touchStatus = SINGLETOUCH; <text:s text:c="4"/></text:p>
      <text:p text:style-name="P5"><text:s text:c="6"/>}</text:p>
      <text:p text:style-name="P5"><text:s text:c="4"/>}</text:p>
      <text:p text:style-name="P5">}</text:p>
      <text:p text:style-name="P5"/>
      <text:p text:style-name="P5"/>
      <text:p text:style-name="P5">void Touch::removeIndex(int _index) {</text:p>
      <text:p text:style-name="P5"><text:s text:c="2"/>// it can happen this method to be called even if</text:p>
      <text:p text:style-name="P5"><text:s text:c="2"/>// the index to be removed isn't contained inside</text:p>
      <text:p text:style-name="P5"><text:s text:c="2"/>// the touch object because it only keeps track of single</text:p>
      <text:p text:style-name="P5"><text:s text:c="2"/>// touches or a couple of adjacent ones.</text:p>
      <text:p text:style-name="P5"><text:s text:c="2"/>// So do nothing in that cases.</text:p>
      <text:p text:style-name="P5"><text:s text:c="2"/>if( touchStatus == SINGLETOUCH &amp;&amp; _index == idxL)</text:p>
      <text:p text:style-name="P5"><text:s text:c="2"/>{</text:p>
      <text:p text:style-name="P5"><text:s text:c="4"/>idxL = -1;</text:p>
      <text:p text:style-name="P5"><text:s text:c="4"/>touchStatus = EMPTY;</text:p>
      <text:p text:style-name="P5"><text:s text:c="2"/>}</text:p>
      <text:p text:style-name="P5"><text:s text:c="2"/>else if ( touchStatus == DOUBLETOUCH )</text:p>
      <text:p text:style-name="P5"><text:s text:c="2"/>{</text:p>
      <text:p text:style-name="P5"><text:s text:c="4"/>if(_index == idxL) {</text:p>
      <text:p text:style-name="P5"><text:s text:c="6"/>idxL = idxR;</text:p>
      <text:p text:style-name="P5"><text:s text:c="6"/>idxR = -1;</text:p>
      <text:p text:style-name="P5"><text:s text:c="6"/>touchStatus = SINGLETOUCH;</text:p>
      <text:p text:style-name="P5"><text:s text:c="4"/>}</text:p>
      <text:p text:style-name="P5"><text:s text:c="4"/>else if (_index == idxR ) {</text:p>
      <text:p text:style-name="P5"><text:s text:c="6"/>idxR = -1;</text:p>
      <text:p text:style-name="P5"><text:s text:c="6"/>touchStatus = SINGLETOUCH;</text:p>
      <text:p text:style-name="P5"><text:s text:c="4"/>}</text:p>
      <text:p text:style-name="P5"><text:s text:c="2"/>} <text:s text:c="3"/></text:p>
      <text:p text:style-name="P5"><text:s text:c="2"/>else if( touchStatus == TRIPLETOUCH ) {</text:p>
      <text:p text:style-name="P5"><text:s text:c="4"/>if (_index == idxL) {</text:p>
      <text:p text:style-name="P5"><text:s text:c="6"/>idxL = idxM;</text:p>
      <text:p text:style-name="P5"><text:s text:c="6"/>idxM = -1;</text:p>
      <text:p text:style-name="P5"><text:s text:c="6"/>touchStatus = DOUBLETOUCH;</text:p>
      <text:p text:style-name="P5"><text:s text:c="4"/>} else if (_index == idxR) {</text:p>
      <text:p text:style-name="P5"><text:s text:c="6"/>idxR = idxM;</text:p>
      <text:p text:style-name="P5"><text:s text:c="6"/>idxM = -1;</text:p>
      <text:p text:style-name="P5"><text:s text:c="6"/>touchStatus = DOUBLETOUCH;</text:p>
      <text:p text:style-name="P5"><text:s text:c="4"/>} else if (_index == idxM) {</text:p>
      <text:p text:style-name="P5"><text:s text:c="6"/>// in a case like this one i deliberately</text:p>
      <text:p text:style-name="P5"><text:s text:c="6"/>// choose to maintain only the left index</text:p>
      <text:p text:style-name="P5"><text:s text:c="6"/>idxM = -1;</text:p>
      <text:p text:style-name="P5"><text:s text:c="6"/>idxR = -1;</text:p>
      <text:p text:style-name="P5"><text:s text:c="6"/>touchStatus = SINGLETOUCH;</text:p>
      <text:p text:style-name="P5"><text:s text:c="4"/>}</text:p>
      <text:p text:style-name="P5"><text:s text:c="2"/>}</text:p>
      <text:p text:style-name="P5">}</text:p>
      <text:p text:style-name="P5"/>
      <text:p text:style-name="P5"/>
      <text:p text:style-name="P5">// a new interpolation function in order to use not 48 index</text:p>
      <text:p text:style-name="P5">// but only 25.</text:p>
      <text:p text:style-name="P5">int Touch::getInterpolatedIndex() {</text:p>
      <text:p text:style-name="P5"><text:s text:c="2"/>if( touchStatus == SINGLETOUCH ) {</text:p>
      <text:p text:style-name="P5"><text:s text:c="4"/>return idxL;</text:p>
      <text:p text:style-name="P5"><text:s text:c="2"/>} </text:p>
      <text:p text:style-name="P5"><text:s text:c="2"/>else if( touchStatus == DOUBLETOUCH ) {</text:p>
      <text:p text:style-name="P5"><text:s text:c="4"/>return int((idxL+idxR)*0.5);</text:p>
      <text:p text:style-name="P5"><text:s text:c="2"/>} </text:p>
      <text:p text:style-name="P5"><text:s text:c="2"/>else if( touchStatus == TRIPLETOUCH ) {</text:p>
      <text:p text:style-name="P5"><text:s text:c="4"/>return idxM; // same as doing idxL + idxR;</text:p>
      <text:p text:style-name="P5"><text:s text:c="2"/>} </text:p>
      <text:p text:style-name="P5"><text:s text:c="2"/>/*</text:p>
      <text:p text:style-name="P5"><text:s text:c="2"/>else if( touchStatus == EMPTY ){</text:p>
      <text:p text:style-name="P5"><text:s text:c="4"/>//Serial.println("EMPTY");</text:p>
      <text:p text:style-name="P5"><text:soft-page-break/><text:s text:c="4"/>// this should never happen</text:p>
      <text:p text:style-name="P5"><text:s text:c="4"/>return -1;</text:p>
      <text:p text:style-name="P5"><text:s text:c="2"/>} </text:p>
      <text:p text:style-name="P5"><text:s text:c="2"/>*/</text:p>
      <text:p text:style-name="P5"><text:s text:c="2"/>return -1;</text:p>
      <text:p text:style-name="P5">}</text:p>
      <text:p text:style-name="P5"/>
      <text:p text:style-name="P5"/>
      <text:p text:style-name="P5"/>
      <text:p text:style-name="P5">/*</text:p>
      <text:p text:style-name="P5">int Touch::getInterpolatedIndex() {</text:p>
      <text:p text:style-name="P5"><text:s text:c="2"/>if( touchStatus == SINGLETOUCH ) {</text:p>
      <text:p text:style-name="P5"><text:s text:c="4"/>return idxL * 2;</text:p>
      <text:p text:style-name="P5"><text:s text:c="2"/>} </text:p>
      <text:p text:style-name="P5"><text:s text:c="2"/>else if( touchStatus == DOUBLETOUCH ) {</text:p>
      <text:p text:style-name="P5"><text:s text:c="4"/>return idxL+idxR;</text:p>
      <text:p text:style-name="P5"><text:s text:c="2"/>} </text:p>
      <text:p text:style-name="P5"><text:s text:c="2"/>else if( touchStatus == TRIPLETOUCH ) {</text:p>
      <text:p text:style-name="P5"><text:s text:c="4"/>return idxM * 2; // same as doing idxL + idxR;</text:p>
      <text:p text:style-name="P5"><text:s text:c="2"/>} </text:p>
      <text:p text:style-name="P5"><text:s text:c="2"/></text:p>
      <text:p text:style-name="P5"><text:s text:c="2"/>//else if( touchStatus == EMPTY ){</text:p>
      <text:p text:style-name="P5"><text:s text:c="2"/>// <text:s/>//Serial.println("EMPTY");</text:p>
      <text:p text:style-name="P5"><text:s text:c="2"/>// <text:s/>// this should never happen</text:p>
      <text:p text:style-name="P5"><text:s text:c="2"/>// <text:s/>return -1;</text:p>
      <text:p text:style-name="P5"><text:s text:c="2"/>//} </text:p>
      <text:p text:style-name="P5"><text:s text:c="2"/></text:p>
      <text:p text:style-name="P5"><text:s text:c="2"/>return -1;</text:p>
      <text:p text:style-name="P5">}</text:p>
      <text:p text:style-name="P5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msam10" svg:font-family="msa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atin Modern Mono" fo:font-size="8pt" officeooo:rsid="000f6e5d" officeooo:paragraph-rsid="000f6e5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imeline_v3 – 10/07/2020 - <text:page-number text:select-page="current">16</text:page-number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4:31.289242173</meta:creation-date>
    <dc:date>2020-07-10T12:00:29.076882758</dc:date>
    <meta:editing-duration>PT5M47S</meta:editing-duration>
    <meta:editing-cycles>1</meta:editing-cycles>
    <meta:document-statistic meta:table-count="0" meta:image-count="0" meta:object-count="0" meta:page-count="17" meta:paragraph-count="848" meta:word-count="3245" meta:character-count="23995" meta:non-whitespace-character-count="18650"/>
    <meta:generator>LibreOffice/6.0.7.3$Linux_X86_64 LibreOffice_project/00m0$Build-3</meta:generator>
  </office:meta>
</office:document-meta>
</file>